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6cm" svg:stroke-color="#0e0f0e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194cm" fo:min-width="0.19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91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16cm" svg:stroke-color="#231f20" draw:stroke-linejoin="miter" svg:stroke-linecap="butt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none" draw:fill="solid" draw:fill-color="#231f20"/>
    </style:style>
    <style:style style:name="gr6" style:family="graphic" style:parent-style-name="standard">
      <style:graphic-properties draw:stroke="solid" svg:stroke-width="0.016cm" svg:stroke-color="#0e0f0e" draw:stroke-linejoin="miter" svg:stroke-linecap="butt" draw:fill="solid" draw:fill-color="#f14663" fo:padding-top="0.008cm" fo:padding-bottom="0.008cm" fo:padding-left="0.008cm" fo:padding-right="0.008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5.5pt" style:font-size-asian="5.5pt" style:font-size-complex="5.5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solid" draw:fill-color="#231f20"/>
    </style:style>
    <style:style style:name="P6" style:family="paragraph">
      <loext:graphic-properties draw:fill="solid" draw:fill-color="#f14663"/>
    </style:style>
    <style:style style:name="T1" style:family="text">
      <style:text-properties fo:color="#231f20" style:font-name="Arial" fo:font-size="5.5pt" style:font-size-asian="5.5pt" style:font-name-complex="Arial" style:font-size-complex="5.5pt"/>
    </style:style>
    <style:style style:name="T2" style:family="text">
      <style:text-properties fo:color="#231f20" style:font-name="Arial" fo:font-size="11.1000003814697pt" style:font-size-asian="11.1000003814697pt" style:font-name-complex="Arial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75cm" svg:y1="1.967cm" svg:x2="1.67cm" svg:y2="1.752cm">
          <text:p/>
        </draw:line>
        <draw:line draw:style-name="gr1" draw:text-style-name="P1" draw:layer="layout" svg:x1="1.275cm" svg:y1="1.966cm" svg:x2="1.67cm" svg:y2="2.18cm">
          <text:p/>
        </draw:line>
        <draw:line draw:style-name="gr1" draw:text-style-name="P1" draw:layer="layout" svg:x1="1.275cm" svg:y1="1.017cm" svg:x2="1.67cm" svg:y2="0.803cm">
          <text:p/>
        </draw:line>
        <draw:line draw:style-name="gr1" draw:text-style-name="P1" draw:layer="layout" svg:x1="1.275cm" svg:y1="1.016cm" svg:x2="1.67cm" svg:y2="1.23cm">
          <text:p/>
        </draw:line>
        <draw:line draw:style-name="gr1" draw:text-style-name="P1" draw:layer="layout" svg:x1="0.945cm" svg:y1="1.491cm" svg:x2="1.276cm" svg:y2="1.967cm">
          <text:p/>
        </draw:line>
        <draw:line draw:style-name="gr1" draw:text-style-name="P1" draw:layer="layout" svg:x1="0.945cm" svg:y1="1.492cm" svg:x2="1.276cm" svg:y2="1.016cm">
          <text:p/>
        </draw:line>
        <draw:frame draw:style-name="gr2" draw:text-style-name="P3" draw:layer="layout" svg:width="0.675cm" svg:height="0.221cm" svg:x="2.981cm" svg:y="0.696cm">
          <draw:text-box>
            <text:p text:style-name="P2"><text:span text:style-name="T1">Reward</text:span></text:p>
          </draw:text-box>
        </draw:frame>
        <draw:frame draw:style-name="gr2" draw:text-style-name="P3" draw:layer="layout" svg:width="0.404cm" svg:height="0.221cm" svg:x="1.031cm" svg:y="0.148cm">
          <draw:text-box>
            <text:p text:style-name="P2"><text:span text:style-name="T1">Next</text:span></text:p>
          </draw:text-box>
        </draw:frame>
        <draw:frame draw:style-name="gr2" draw:text-style-name="P3" draw:layer="layout" svg:width="0.527cm" svg:height="0.221cm" svg:x="0.972cm" svg:y="0.382cm">
          <draw:text-box>
            <text:p text:style-name="P2"><text:span text:style-name="T1">action</text:span></text:p>
          </draw:text-box>
        </draw:frame>
        <draw:frame draw:style-name="gr2" draw:text-style-name="P3" draw:layer="layout" svg:width="0.463cm" svg:height="0.221cm" svg:x="0.347cm" svg:y="0.952cm">
          <draw:text-box>
            <text:p text:style-name="P2"><text:span text:style-name="T1">State</text:span></text:p>
          </draw:text-box>
        </draw:frame>
        <draw:frame draw:style-name="gr2" draw:text-style-name="P3" draw:layer="layout" svg:width="0.303cm" svg:height="0.221cm" svg:x="2.078cm" svg:y="0.148cm">
          <draw:text-box>
            <text:p text:style-name="P2"><text:span text:style-name="T1">MC</text:span></text:p>
          </draw:text-box>
        </draw:frame>
        <draw:frame draw:style-name="gr2" draw:text-style-name="P3" draw:layer="layout" svg:width="0.59cm" svg:height="0.221cm" svg:x="1.937cm" svg:y="0.382cm">
          <draw:text-box>
            <text:p text:style-name="P2"><text:span text:style-name="T1">search</text:span></text:p>
          </draw:text-box>
        </draw:frame>
        <draw:frame draw:style-name="gr3" draw:text-style-name="P4" draw:layer="layout" svg:width="0.391cm" svg:height="0.442cm" svg:x="0.321cm" svg:y="0.111cm">
          <draw:text-box>
            <text:p text:style-name="P2"><text:span text:style-name="T2">G</text:span></text:p>
          </draw:text-box>
        </draw:frame>
        <draw:polyline draw:style-name="gr4" draw:text-style-name="P1" draw:layer="layout" svg:width="2.041cm" svg:height="0.423cm" svg:x="1.275cm" svg:y="2.196cm" svg:viewBox="0 0 2042 424" draw:points="0,0 0,424 2042,424 2042,193">
          <text:p/>
        </draw:polyline>
        <draw:polygon draw:style-name="gr5" draw:text-style-name="P5" draw:layer="layout" svg:width="0.111cm" svg:height="0.146cm" svg:x="1.22cm" svg:y="2.123cm" svg:viewBox="0 0 112 147" draw:points="0,147 56,0 112,147">
          <text:p/>
        </draw:polygon>
        <draw:frame draw:style-name="gr3" draw:text-style-name="P4" draw:layer="layout" svg:width="0.391cm" svg:height="0.442cm" svg:x="3.132cm" svg:y="0.111cm">
          <draw:text-box>
            <text:p text:style-name="P2"><text:span text:style-name="T2">D</text:span></text:p>
          </draw:text-box>
        </draw:frame>
        <draw:path draw:style-name="gr6" draw:text-style-name="P6" draw:layer="layout" svg:width="0.203cm" svg:height="0.203cm" svg:x="0.102cm" svg:y="1.389cm" svg:viewBox="0 0 204 204" svg:d="M204 103c0 56-45 101-101 101-57 0-103-45-103-101s46-103 103-103c56 0 101 47 101 103z">
          <text:p/>
        </draw:path>
        <draw:path draw:style-name="gr6" draw:text-style-name="P6" draw:layer="layout" svg:width="0.203cm" svg:height="0.203cm" svg:x="0.473cm" svg:y="1.389cm" svg:viewBox="0 0 204 204" svg:d="M204 103c0 56-46 101-103 101-56 0-101-45-101-101s45-103 101-103c57 0 103 47 103 103z">
          <text:p/>
        </draw:path>
        <draw:path draw:style-name="gr6" draw:text-style-name="P6" draw:layer="layout" svg:width="0.203cm" svg:height="0.203cm" svg:x="0.843cm" svg:y="1.389cm" svg:viewBox="0 0 204 204" svg:d="M204 103c0 56-45 101-102 101-56 0-102-45-102-101s46-103 102-103c57 0 102 47 102 103z">
          <text:p/>
        </draw:path>
        <draw:path draw:style-name="gr6" draw:text-style-name="P6" draw:layer="layout" svg:width="0.203cm" svg:height="0.203cm" svg:x="2.687cm" svg:y="0.701cm" svg:viewBox="0 0 204 204" svg:d="M204 103c0 56-45 101-102 101-56 0-102-45-102-101 0-58 46-103 102-103 57 0 102 45 102 103z">
          <text:p/>
        </draw:path>
        <draw:path draw:style-name="gr6" draw:text-style-name="P6" draw:layer="layout" svg:width="0.203cm" svg:height="0.203cm" svg:x="1.174cm" svg:y="0.914cm" svg:viewBox="0 0 204 204" svg:d="M204 103c0 56-46 101-102 101s-102-45-102-101c0-57 46-103 102-103s102 46 102 103z">
          <text:p/>
        </draw:path>
        <draw:path draw:style-name="gr6" draw:text-style-name="P6" draw:layer="layout" svg:width="0.203cm" svg:height="0.203cm" svg:x="1.174cm" svg:y="1.864cm" svg:viewBox="0 0 204 204" svg:d="M204 102c0 57-46 102-102 102s-102-45-102-102c0-56 46-102 102-102s102 46 102 102z">
          <text:p/>
        </draw:path>
        <draw:path draw:style-name="gr6" draw:text-style-name="P6" draw:layer="layout" svg:width="0.203cm" svg:height="0.203cm" svg:x="1.568cm" svg:y="0.701cm" svg:viewBox="0 0 204 204" svg:d="M204 103c0 56-46 101-102 101s-102-45-102-101c0-58 46-103 102-103s102 45 102 103z">
          <text:p/>
        </draw:path>
        <draw:path draw:style-name="gr6" draw:text-style-name="P6" draw:layer="layout" svg:width="0.203cm" svg:height="0.203cm" svg:x="1.568cm" svg:y="1.127cm" svg:viewBox="0 0 204 204" svg:d="M204 103c0 56-46 101-102 101s-102-45-102-101c0-57 46-103 102-103s102 46 102 103z">
          <text:p/>
        </draw:path>
        <draw:line draw:style-name="gr1" draw:text-style-name="P1" draw:layer="layout" svg:x1="0.305cm" svg:y1="1.491cm" svg:x2="0.473cm" svg:y2="1.491cm">
          <text:p/>
        </draw:line>
        <draw:line draw:style-name="gr1" draw:text-style-name="P1" draw:layer="layout" svg:x1="0.676cm" svg:y1="1.491cm" svg:x2="0.845cm" svg:y2="1.491cm">
          <text:p/>
        </draw:line>
        <draw:path draw:style-name="gr1" draw:text-style-name="P1" draw:layer="layout" svg:width="0.916cm" svg:height="0.106cm" svg:x="1.771cm" svg:y="1.176cm" svg:viewBox="0 0 917 107" svg:d="M917 53c-18-26-38-53-69-53-53-1-71 107-132 107h5c-54 1-71-107-132-107-55-1-72 107-134 107-53 1-71-107-132-107-54-1-71 107-132 107h4c-53 1-71-107-132-107-27-1-44 26-63 52">
          <text:p/>
        </draw:path>
        <draw:path draw:style-name="gr6" draw:text-style-name="P6" draw:layer="layout" svg:width="0.203cm" svg:height="0.203cm" svg:x="2.687cm" svg:y="1.127cm" svg:viewBox="0 0 204 204" svg:d="M204 103c0 56-45 101-102 101-56 0-102-45-102-101 0-57 46-103 102-103 57 0 102 46 102 103z">
          <text:p/>
        </draw:path>
        <draw:path draw:style-name="gr1" draw:text-style-name="P1" draw:layer="layout" svg:width="0.916cm" svg:height="0.105cm" svg:x="1.771cm" svg:y="0.75cm" svg:viewBox="0 0 917 106" svg:d="M917 53c-18-27-38-53-69-53-53-2-71 106-132 106h5c-54 2-71-106-132-106-55-2-72 106-134 106-53 2-71-106-132-106-54-2-71 106-132 106h4c-53 2-71-106-132-106-27-1-44 25-63 52">
          <text:p/>
        </draw:path>
        <draw:frame draw:style-name="gr2" draw:text-style-name="P3" draw:layer="layout" svg:width="0.675cm" svg:height="0.221cm" svg:x="2.981cm" svg:y="1.122cm">
          <draw:text-box>
            <text:p text:style-name="P2"><text:span text:style-name="T1">Reward</text:span></text:p>
          </draw:text-box>
        </draw:frame>
        <draw:path draw:style-name="gr6" draw:text-style-name="P6" draw:layer="layout" svg:width="0.203cm" svg:height="0.203cm" svg:x="2.687cm" svg:y="1.651cm" svg:viewBox="0 0 204 204" svg:d="M204 101c0 58-45 103-102 103-56 0-102-45-102-103 0-56 46-101 102-101 57 0 102 45 102 101z">
          <text:p/>
        </draw:path>
        <draw:path draw:style-name="gr6" draw:text-style-name="P6" draw:layer="layout" svg:width="0.203cm" svg:height="0.203cm" svg:x="1.568cm" svg:y="1.651cm" svg:viewBox="0 0 204 204" svg:d="M204 101c0 58-46 103-102 103s-102-45-102-103c0-56 46-101 102-101s102 45 102 101z">
          <text:p/>
        </draw:path>
        <draw:path draw:style-name="gr6" draw:text-style-name="P6" draw:layer="layout" svg:width="0.203cm" svg:height="0.203cm" svg:x="1.568cm" svg:y="2.077cm" svg:viewBox="0 0 204 204" svg:d="M204 102c0 57-46 102-102 102s-102-45-102-102c0-56 46-102 102-102s102 46 102 102z">
          <text:p/>
        </draw:path>
        <draw:path draw:style-name="gr1" draw:text-style-name="P1" draw:layer="layout" svg:width="0.916cm" svg:height="0.106cm" svg:x="1.771cm" svg:y="2.126cm" svg:viewBox="0 0 917 107" svg:d="M917 53c-18-26-38-53-69-53-53-2-71 107-132 107h5c-54 1-71-107-132-107-55-2-72 107-134 107-53 1-71-107-132-107-54-2-71 107-132 107h4c-53 1-71-107-132-107-27-1-44 26-63 52">
          <text:p/>
        </draw:path>
        <draw:frame draw:style-name="gr2" draw:text-style-name="P3" draw:layer="layout" svg:width="0.675cm" svg:height="0.221cm" svg:x="2.981cm" svg:y="1.646cm">
          <draw:text-box>
            <text:p text:style-name="P2"><text:span text:style-name="T1">Reward</text:span></text:p>
          </draw:text-box>
        </draw:frame>
        <draw:frame draw:style-name="gr2" draw:text-style-name="P3" draw:layer="layout" svg:width="0.675cm" svg:height="0.221cm" svg:x="2.981cm" svg:y="2.072cm">
          <draw:text-box>
            <text:p text:style-name="P2"><text:span text:style-name="T1">Reward</text:span></text:p>
          </draw:text-box>
        </draw:frame>
        <draw:path draw:style-name="gr6" draw:text-style-name="P6" draw:layer="layout" svg:width="0.203cm" svg:height="0.203cm" svg:x="2.687cm" svg:y="2.077cm" svg:viewBox="0 0 204 204" svg:d="M204 102c0 57-45 102-102 102-56 0-102-45-102-102 0-56 46-102 102-102 57 0 102 46 102 102z">
          <text:p/>
        </draw:path>
        <draw:path draw:style-name="gr1" draw:text-style-name="P1" draw:layer="layout" svg:width="0.916cm" svg:height="0.105cm" svg:x="1.771cm" svg:y="1.7cm" svg:viewBox="0 0 917 106" svg:d="M917 53c-18-27-38-53-69-53-53-2-71 106-132 106h5c-54 2-71-106-132-106-55-2-72 106-134 106-53 2-71-106-132-106-54-2-71 106-132 106h4c-53 2-71-106-132-106-27-1-44 25-63 52">
          <text:p/>
        </draw:path>
        <draw:polyline draw:style-name="gr4" draw:text-style-name="P1" draw:layer="layout" svg:width="0.741cm" svg:height="0.07cm" svg:x="0.204cm" svg:y="1.253cm" svg:viewBox="0 0 742 71" draw:points="0,71 0,0 742,0 742,71">
          <text:p/>
        </draw:polyline>
        <draw:line draw:style-name="gr4" draw:text-style-name="P1" draw:layer="layout" svg:x1="0.574cm" svg:y1="1.179cm" svg:x2="0.574cm" svg:y2="1.253cm">
          <text:p/>
        </draw:line>
        <draw:frame draw:style-name="gr2" draw:text-style-name="P3" draw:layer="layout" svg:width="1.331cm" svg:height="0.221cm" svg:x="1.612cm" svg:y="2.681cm">
          <draw:text-box>
            <text:p text:style-name="P2"><text:span text:style-name="T1">Policy Grad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81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3T03:16:14.534916765</meta:creation-date>
    <dc:date>2018-12-23T03:17:13.514010978</dc:date>
    <meta:editing-duration>PT59S</meta:editing-duration>
    <meta:editing-cycles>1</meta:editing-cycles>
    <meta:document-statistic meta:object-count="41"/>
    <meta:generator>LibreOffice/5.1.6.2$Linux_X86_64 LibreOffice_project/10m0$Build-2</meta:generator>
  </office:meta>
</office:document-meta>
</file>